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style:line-height-at-least="0.529cm" fo:widows="1" fo:text-indent="0cm" style:auto-text-indent="false"/>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3"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4"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bold" style:font-style-asian="normal" style:font-weight-asian="bold" style:font-style-complex="normal" style:font-weight-complex="bold"/>
    </style:style>
    <style:style style:name="P16" style:family="paragraph" style:parent-style-name="Standard">
      <style:paragraph-properties fo:margin-left="0cm" fo:margin-right="0cm" style:line-height-at-least="0.529cm" fo:widows="1" fo:text-indent="0cm" style:auto-text-indent="false" fo:padding="0.074cm" fo:border-left="none" fo:border-right="none" fo:border-top="none" fo:border-bottom="0.002cm solid #000000" style:join-border="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2"><text:span text:style-name="T5">Avolc</text:span>  (Special Rank: Admiral)</text:p>
      <text:p text:style-name="P8">Physician:</text:p>
      <text:p text:style-name="P12"><text:span text:style-name="T5">Elda</text:span> (Pouch-Matron)</text:p>
      <text:p text:style-name="P13">Shriga</text:p>
      <text:p text:style-name="P8">Officers:</text:p>
      <text:p text:style-name="P8">Arn (First-Officer)</text:p>
      <text:p text:style-name="P8">Keeper (Logistics)</text:p>
      <text:p text:style-name="P12"><text:span text:style-name="T5">Evoc</text:span> (<text:span text:style-name="T5">Raptorian</text:span> Sergeant)</text:p>
      <text:p text:style-name="P12"><text:span text:style-name="T5">Mirr</text:span> (Sergeant)</text:p>
      <text:p text:style-name="P8">Tick ( Sergeant)</text:p>
      <text:p text:style-name="P12"><text:span text:style-name="T5">Tung</text:span> (Lieutenant)</text:p>
      <text:p text:style-name="P12"><text:soft-page-break/><text:span text:style-name="T5">Garsch</text:span> (Lieutenant)</text:p>
      <text:p text:style-name="P12"><text:span text:style-name="T5">Nyxie</text:span> (Lieutenant)</text:p>
      <text:p text:style-name="P8">Ulv (Ballistics Lieutenant)</text:p>
      <text:p text:style-name="P8">Glint (Cadet)</text:p>
      <text:p text:style-name="P12"><text:span text:style-name="T5">Valnos</text:span> (Cadet)</text:p>
      <text:p text:style-name="P12"><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8">“Aye! Lets be met.” Viska nodded almost eagerly and turned on her heel and marched back toward her ship. I followed, alone. Much to my officers chagrin. </text:p>
      <text:p text:style-name="Text_20_body"/>
      <text:p text:style-name="P17">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8">“Viska can! Viska did!” She hissed back, matching my temper. “You leave, or you come here...” She caressed at her exposed belly firmly. “... or no deals and papers for Awe!” She waved her paw at her desk where a small chest with a lock lay. So there was the Intel. </text:p>
      <text:p text:style-name="P17">Wulf Ships(Burnt rope)</text:p>
      <text:p text:style-name="P19">“Where are your companion-ships Viska? I know enough of your tactics that small interceptors like this travel alone. You like to back each-other up. “</text:p>
      <text:p text:style-name="P19">Viska looked at my face and frowned. Annoyed perhaps at my change of subjects. She shrugged in the end, as if revealing this much wasent so bad.</text:p>
      <text:p text:style-name="P19">“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20">“We found something in the fangs. It had been... attacked” I dug up the burned rope piece and put it down on the table. Viska was immediately up on her feet to inspect it, turning it in her paw. </text:p>
      <text:p text:style-name="P20">“Twistle-rope.” She sniffed it. “Burned recently!” <text:s/>She looked up at my alarmed and angry. “Know-tell! What-see!” Her speech became thickly Wulfish. </text:p>
      <text:p text:style-name="P20">“We found a smoldering wreck, nothing or no-one on board.” I answered calmly. </text:p>
      <text:p text:style-name="P20">Viska began to pace, deep in thought, but it only lasted moments before she looked resigned, planting herself back on her chair.</text:p>
      <text:p text:style-name="P20">“No good... should not come. Deal-stupid!” She muttered to herself, nibbling at her claws, most of it unintelligible.</text:p>
      <text:p text:style-name="P20">“Whats been happening out here in the west-sea anyway?” I probed gently, but she would not take the bait. </text:p>
      <text:p text:style-name="P20">“All in papers. Awe-captain agree to terms! Well!?” She hissed, recovering to her own nasty self. </text:p>
      <text:p text:style-name="P17">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7"><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7">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7">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7">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7">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7"/>
      <text:p text:style-name="P17">Decline and get Viska</text:p>
      <text:p text:style-name="Text_20_body">“No thanks” I sighed and reached my paw for the important documents. Viska looked surly for a moment, but she handed them over nevertheless. </text:p>
      <text:p text:style-name="P19">“Why dont you be my meal instead Viska? A spry young wulf like you would be healthy supper.” I teased, I could play this game again. To my surprise she seemed to pause. </text:p>
      <text:p text:style-name="P19">“Awe-strength big? How Avolc-captain beat Nipfang-captain?” She probed curiously. I saw no harm in retelling the tale. </text:p>
      <text:p text:style-name="P19">We clashed ships and our crews fought hard. But in the end we met and agreed a duel would settle who'd be the victor, which captains strength belonged to who.</text:p>
      <text:p text:style-name="P19"><text:soft-page-break/>- </text:p>
      <text:p text:style-name="P19">“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9">-</text:p>
      <text:p text:style-name="P19">“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9">-</text:p>
      <text:p text:style-name="P19">“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9"/>
      <text:p text:style-name="P19">Viska nodded slowly, she could picture it. She didnt doubt me anylonger. </text:p>
      <text:p text:style-name="P19">“Victory was mine. Nipfang submitted his strength and his crew followed.” I licked my chops and smirked at the young Wulf suggestively. Some of her brashness had gone out of her. She looked almost smaller then she had before. </text:p>
      <text:p text:style-name="P19">“Awe-captain strong. Avolc-Awe impressive to Viska.” She spoke quietly, as if it took some effort to give praise. Truth be told it was surprising to hear. I really must have impressed her. </text:p>
      <text:p text:style-name="P19">“Im glad you finally see that!” </text:p>
      <text:p text:style-name="P19"/>
      <text:p text:style-name="P17">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7">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8">“Wulfs be mighty. Paper-deal yours now.” <text:s/>Someone tossed the precious folder of Intel from ship to ship. </text:p>
      <text:p text:style-name="P18">Viska stood there, basking in the moment and silence that followed. She licked her lips slowly, looking about her at my crew and I felt her squezze me again as her stomach churned. <text:s/></text:p>
      <text:p text:style-name="P18">“Deal be done” She announced and leaned forward to heave me back up onto the deck of my ship. It was a slow affair, I certainly with easier in then out. </text:p>
      <text:p text:style-name="P18">But drool covered and with my pride deflated I at least emerged intact and alive, the cadets were quick to help me onto my feet. </text:p>
      <text:p text:style-name="P18">Viska marched back to her ship and quickly disappeared under deck, her fellow Wulf crew dissipated back to their duties, talking amongst themselves excitedly.</text:p>
      <text:p text:style-name="P18">“There's always a price with Wulfs. This one was... cheap... considering whats in those papers.” I assured those around me as I got to my feet. </text:p>
      <text:p text:style-name="P18"><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formation.”</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text:soft-page-break/>It grew especially alarming when ships of the company started to suffer the same. Whole units. </text:p>
      <text:p text:style-name="P2">“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Upcoming rendezvous</text:p>
      <text:p text:style-name="P2">“So you'll join me in the meeting with our Wulf-contacts?”</text:p>
      <text:p text:style-name="P2">“Ah.. no. For reasons too lengthy to be explained right now, its best I stay out of sight as much as possible.”</text:p>
      <text:p text:style-name="P2">Keeper picked at his claws, trying to appear nonchalant. He continued talking quickly. </text:p>
      <text:p text:style-name="P2">“I foresee no problems tomorrow! There might be some minor bartering and coy play of words, but most of the deal has been settled beforehand. Viriltri should be well-informed and used to “our” ways.” </text:p>
      <text:p text:style-name="P2">“Just speak to him like you normally would, unlike with most Wulfs there's no need to try to impress him or boast.”</text:p>
      <text:p text:style-name="P2">“If he likes you, he might offer you a place in his stomach and wont be offended when you turn him down.” Keeper smiled slightly. </text:p>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ext:soft-page-break/>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ext:soft-page-break/>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text:soft-page-break/>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text:soft-page-break/>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ext:soft-page-break/>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text:soft-page-break/>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text:soft-page-break/></text:p>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text:soft-page-break/>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text:soft-page-break/></text:p>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text:soft-page-break/>“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text:soft-page-break/>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text:soft-page-break/>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ext:soft-page-break/>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text:soft-page-break/>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1"><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text:soft-page-break/></text:p>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text:soft-page-break/>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text:soft-page-break/>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text:soft-page-break/>“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presence straight away. Elda is the kind of Awe that puts the heart at ease, with her perpetual soft smile and demeanor of unquestionable sincerity. </text:p>
      <text:p text:style-name="P9">As an Matron-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text:soft-page-break/>“Certainly” I respond hesitantly. Officers seldom come to visit the captain with good news. </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 Cleanly tangle-free fighters, or you invite the fluff-biters. </text:p>
      <text:p text:style-name="P9">Today its empty and im guided into a chair and the Matron herself sets to fussing over the tangles in my mane with a large brush.</text:p>
      <text:p text:style-name="P9">“How have your first weeks been, captain?” She murmurs conversationally. I know what this is, its my check-up of sorts. A firm stroke of brush and claw does its job at putting me at ease and relax. </text:p>
      <text:p text:style-name="P9"/>
      <text:p text:style-name="P9"/>
      <text:p text:style-name="P10">Morale is good:</text:p>
      <text:p text:style-name="P9">“They been good. The crew has not given me trouble. They seem all seem capable. “</text:p>
      <text:p text:style-name="P9"/>
      <text:p text:style-name="P9">Elda seemed to coo.</text:p>
      <text:p text:style-name="P9">“Yes, you've certainly managed to make an impression in short time.”</text:p>
      <text:p text:style-name="P9">“I had almost expected more friction toward a new captain.”</text:p>
      <text:p text:style-name="P9"/>
      <text:p text:style-name="P10">Morale is poor:</text:p>
      <text:p text:style-name="P9">“Things could be better. I expected it to be difficult to captain a new crew I did not help pick.” </text:p>
      <text:p text:style-name="P9"/>
      <text:p text:style-name="P9">Elda soothingly purred while she groomed.</text:p>
      <text:p text:style-name="P9">“You have a task few Awes could do. Im sure the crew will become accustomed to your style of command.”</text:p>
      <text:p text:style-name="P9">“So far, no one has outright done any acts of disobedience at least.” I muttered.</text:p>
      <text:p text:style-name="P9"/>
      <text:p text:style-name="P9">“Mmmh, what about that Tung fellow?”</text:p>
      <text:p text:style-name="P9"/>
      <text:p text:style-name="P9">You ate Tung:</text:p>
      <text:p text:style-name="P9"/>
      <text:p text:style-name="P9">“Well.. he isnt a problem anymore.” I purr, unable to suppress a hint of self-satisfaction.</text:p>
      <text:p text:style-name="P9">“Certainly not it seems. You were quick to set a precedent and example.” The matron was efficient, but none too gentle in her grooming at spots. I had to grit my teeth at some of the strokes. </text:p>
      <text:p text:style-name="P9">“You do not approve of my action?” </text:p>
      <text:p text:style-name="P9"><text:soft-page-break/>Elda clucked and held out one of my wings for long strokes of brush. </text:p>
      <text:p text:style-name="P9">“Oh, no no, its not my position to judge anything dear Captain, dont take it as criticism. But I tend to my crews need, I hear their concerns and worries. “</text:p>
      <text:p text:style-name="P9">“And do they worry i'll gobble them up at the first sign of challenging my authority?”</text:p>
      <text:p text:style-name="P9">“Should they? You lead the way you see best Captain. Ultimate authority might be your way. Regardless, I look forward to seeing the results of your command”</text:p>
      <text:p text:style-name="P9"/>
      <text:p text:style-name="P9">Did not eat Tung:</text:p>
      <text:p text:style-name="P9">“Ah, the officer that challenged me? I have not heard any further grumbling from him since the initial meeting.”</text:p>
      <text:p text:style-name="P9"/>
      <text:p text:style-name="P9">“You showed patience when a different captain might have gotten themselves rid of a seeming troublemaker from the start.” The matron was efficient, but none too gentle in her grooming at spots. I had to grit my teeth at some of the strokes. </text:p>
      <text:p text:style-name="P9">“You do not approve? What would you have done?”</text:p>
      <text:p text:style-name="P9">Elda clucked and held out one of my wings for long strokes of brush. </text:p>
      <text:p text:style-name="P9">“Its not about what I would have done, dear Captain, dont take it as criticism. I tend to my crews need, I hear their concerns and worries. Let me hear yours.“</text:p>
      <text:p text:style-name="P9"/>
      <text:p text:style-name="P9">Merchant-ship:</text:p>
      <text:p text:style-name="P9"/>
      <text:p text:style-name="P9">“I've tried to be generous. So that they'll accept me as one of them.”</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I've tried to be fair. So they feel they can trust me.”</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text:soft-page-break/>“Yet you've denied deepening requests. Trading some freedom for order.”</text:p>
      <text:p text:style-name="P9"/>
      <text:p text:style-name="P9">“Sometimes you have to be stern. Awes need to be pushed, we have to consider the mission.”</text:p>
      <text:p text:style-name="P9">Deepening approved:</text:p>
      <text:p text:style-name="P9">“Yet you approved deepening requests. Giving the crew some freedom.”</text:p>
      <text:p text:style-name="P9">Deepening denied:</text:p>
      <text:p text:style-name="P9">“I see. I can see then why you declined deepening requests.”</text:p>
      <text:p text:style-name="P9"/>
      <text:p text:style-name="P9"/>
      <text:p text:style-name="P9">“Is this what this talk is about? My choice in giving my crew the freedom to deepen or not? As the sole Pouch-Matron aboard, you feel my choice has compromised your position?” </text:p>
      <text:p text:style-name="P9">“Oh, no Captain. Again, im not here to chastise you. Merely to listen and let you speak your thoughts. </text:p>
      <text:p text:style-name="P9">Also whether you denied or approved general deepening, I will still be absorbing my share of injured or ailing crew who are unable to heal before this journey is over. How many really depends on your skill and aptitude.”</text:p>
      <text:p text:style-name="P9">Storm:</text:p>
      <text:p text:style-name="P9">“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Arn to Ziggy</text:p>
      <text:p text:style-name="P9"><text:soft-page-break/></text:p>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9"><text:soft-page-break/></text:p>
      <text:p text:style-name="P9"/>
      <text:p text:style-name="P9"/>
      <text:p text:style-name="P9">Raptorian mutiny</text:p>
      <text:p text:style-name="P9"/>
      <text:p text:style-name="P9">"The <text:span text:style-name="T5">Raptorians</text:span> have mutinied."</text:p>
      <text:p text:style-name="P12">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12">I was reassured however by an accompanying Squire. I recognized her as Squire <text:span text:style-name="T5">Kisle</text:span>. A squire who lost her appointed <text:span text:style-name="T5">Raptorian</text:span> to high-stakes gambling and the belly of the debtor.</text:p>
      <text:p text:style-name="P12">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8">I arrived at the lower holds to find things rather calm. But it was the calm of the aftermath of a storm, i could tell. The gambling 'faction', if you could call it that, had barely been able to put up a resistance.</text:p>
      <text:p text:style-name="P12"><text:span text:style-name="T5">Raptorians</text:span> lay in their stalls, calm and collected and being tended by their squires. A few with quite noticeably sagging bellies.</text:p>
      <text:p text:style-name="P12">Sergeant <text:span text:style-name="T5">Evok</text:span> approached and bowed his head. He looked more cowed then normal, something tells me he might or might not have been willingly part of this. But ultimately he's the one that would be held accountable.</text:p>
      <text:p text:style-name="P8">This whole gambling business was one head-ache after another. But this seemed to have been the final end of it. Now i just had to decide how to deal with the fall-out of it.</text:p>
      <text:p text:style-name="P12">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9"/>
      <text:p text:style-name="P9"/>
      <text:p text:style-name="P9">Admit fault</text:p>
      <text:p text:style-name="P9"/>
      <text:p text:style-name="P9"/>
      <text:p text:style-name="P9">Things have gone too far already. I had lost authority and control on the ship and I'd be a fool to try to salvage it by pretending i hadn't.</text:p>
      <text:p text:style-name="P12">A part of my crew were making low digestive rumblings in <text:span text:style-name="T5">Raptorian</text:span> stomachs and perhaps i should be grateful it stopped where it did.</text:p>
      <text:p text:style-name="P12">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12">The crew needs a new First-officer. Arn was capable in keeping track of everyone but quite unreliable as an officer. His final mistake was pushing his luck with <text:span text:style-name="T5">Raptorians</text:span>. At least now, he gets to know one a lot better.</text:p>
      <text:p text:style-name="P12">No one is eager to step up to the plate and the cadets are still too untested. Regardless, I appointed High-officer Nyxie the new temporary First-officer. She's served as a capable helmsman thus far and has an eye on things.</text:p>
      <text:p text:style-name="P9"/>
      <text:p text:style-name="P9">Find clear culprits</text:p>
      <text:p text:style-name="P9"/>
      <text:p text:style-name="P9">I was authority on this ship. A reprimand for something like this would not be enough.</text:p>
      <text:p text:style-name="P12">First i demanded the <text:span text:style-name="T5">Raptorians</text:span> responsible for devouring officers to present themselves. I made my best to show my displeasure of the recent events in the tone of my voice.</text:p>
      <text:p text:style-name="P12">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13">I found 3 more with distended bellies that should have been beyond daily ration levels and then ordered Evok himself to stand among them. </text:p>
      <text:p text:style-name="P13">All in all, from a short investigation, 5 plus the pack-master who were supposed to keep them in check were my main culprits, others I were not so sure of. </text:p>
      <text:p text:style-name="P9">I glowered at them with clear dissatisfaction. </text:p>
      <text:p text:style-name="P9"/>
      <text:p text:style-name="P9">Have Evok eat the culprits. </text:p>
      <text:p text:style-name="P9"/>
      <text:p text:style-name="P9">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9">Evok had let this happen right under his snout, whether he was part of it or not. Yet I felt I didn't have reason to doubt his ultimate loyalty to the Admiralty. <text:s/></text:p>
      <text:p text:style-name="P9">“Evok, you've said you'll take responsibility of this event.” I turned my head towards the Packmaster, who seemed to shrink slightly, expecting perhaps that this was it for him. I continued.</text:p>
      <text:p text:style-name="P9">“So you'll clear it up. These 5 are yours to dispose of in accordance to the law. Any further sign of rebellion or action like this will immediately be on all your heads. Understood?”</text:p>
      <text:p text:style-name="P9">There were muted mutterings and whispers at my decision. Most looked relieved, mostly the squires. But among the guard of Awes who stood with spears at the ready there were frowns and signs of doubt. </text:p>
      <text:p text:style-name="P9">I was letting them off easy. </text:p>
      <text:p text:style-name="P9">“Understood.” The pack-master rumbled heavily, lowering his head. </text:p>
      <text:p text:style-name="P9"><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9">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9">By the time a large shape was taking its place as a sagging great weight on the pack-masters underside and a mere pair of feet and agitated tail remained of the former Raptorian trooper, I had turned to leave. </text:p>
      <text:p text:style-name="P9">There would have to be guard set in place outside the Raptorian section of the ship. I hope the cleft of distrust this event undoubtedly created wouldn't cleave the ship in part. </text:p>
      <text:p text:style-name="P9"/>
      <text:p text:style-name="P9">Sentence them to be food. </text:p>
      <text:p text:style-name="P9">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9">All 6 of them were to be sentenced to be food. I could probably perform the devouring myself, time permitting, but I felt there was some sense of urgency to this matter, to ensure the cleft of distrust this matter had created did not cleave the ship in two. </text:p>
      <text:p text:style-name="P9">“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9">They all knew it was coming, judging by the resigned look on their faces. The Awe guard tensed in case there would be any defiance at my sentencing. </text:p>
      <text:p text:style-name="P9">“Report to the kitchens for reassignment as rations. You will become part of the crews purpose and those consumed will be returned.”</text:p>
      <text:p text:style-name="P9">It was a harsh sentence. In a way it was a lowly way to end your career, as chunks in the daily ships-stew. But it felt like the only appropriate response that would satisfy the already brooding distrust and desire for justice. </text:p>
      <text:p text:style-name="P9">The only one truly happy this day would be our portly ships Wulf-chef. He enjoyed new cooking challenges, even though he'd get his paws full. </text:p>
      <text:p text:style-name="P9">A replacement Pack-master would have to be chosen. I left it to the remaining Raptorians and squire attendees to leave me a list of candidates come morning. </text:p>
      <text:p text:style-name="P9">Eat Evok</text:p>
      <text:p text:style-name="P9">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9">It comes to no surprise to no one when I order the Raptorians and squire attendees to elect a replacement Pack-master from among them except from the 5 culprits and I sentence Evok to be food. </text:p>
      <text:p text:style-name="P9"><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9">I gripped the lowered head of Evok in both my paws, gave him a reassuring pat and set to consuming him. Evok was huge, as I swallowed his head and saw the rest of his bulky body looming ahead I felt a strong apprehension towards the task ahead of me. </text:p>
      <text:p text:style-name="P9">But I was partly responsible for this turn of events, so I had to see it through to the end. With the eyes of the crew on me I swallowed Evok down, stretching jaws and stomach to my limits as I fitted the former Pack-master into my belly. </text:p>
      <text:p text:style-name="P9">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9">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9">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9"/>
      <text:p text:style-name="P9">Punish them all.</text:p>
      <text:p text:style-name="P9"/>
      <text:p text:style-name="P9">It was with a flash of anger that i made the sentence. I had lost control of the situation for too long.</text:p>
      <text:p text:style-name="P8">I pointed to all of them and simply proclaimed.</text:p>
      <text:p text:style-name="P8">"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8">I half expected open rebellion, but no one moved. It seemed none had really wanted to rebel against the admiralty itself. But now the consequence of it was sinking in.</text:p>
      <text:p text:style-name="P12">"You, <text:span text:style-name="T5">i'll</text:span> eat last. I expect you to keep order until then." I pointed out to <text:span text:style-name="T5">Evok</text:span>, who only bowed his head in a quivering stunned silence. He was trained well.</text:p>
      <text:p text:style-name="P12">I picked out a lanky looking <text:span text:style-name="T5">Raptorian</text:span> called <text:span text:style-name="T5">Cavok</text:span> to begin with and retired to my quarters to eat him.</text:p>
      <text:p text:style-name="P12">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12">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8"><text:soft-page-break/>Fat will become a problem quickly. As well our objectives become ever harder to fulfill with so much of the crew... indisposed.</text:p>
      <text:p text:style-name="P8">I guess we'll have to turn the ship around. Admiralty will not be pleased, but this is all according to law. Im afraid this will only further feed into the rumor of what happens to my crews.</text:p>
      <text:p text:style-name="P9"/>
      <text:p text:style-name="P9"/>
      <text:p text:style-name="P9"/>
      <text:p text:style-name="P9"/>
      <text:p text:style-name="P9"/>
      <text:p text:style-name="P9"/>
      <text:p text:style-name="P9">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9">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9">She meets an intelligent male that courts her and makes her feel special. And its not long before she's pregnant herself. Young, but eager to raise her own litter. </text:p>
      <text:p text:style-name="P9">– Something happens - </text:p>
      <text:p text:style-name="P9">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9"/>
      <text:p text:style-name="P9"/>
      <text:p text:style-name="P9">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9">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9"><text:soft-page-break/></text:p>
      <text:p text:style-name="P9">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9"/>
      <text:p text:style-name="P9"/>
      <text:p text:style-name="P9"/>
      <text:p text:style-name="P9"/>
      <text:p text:style-name="P9"/>
      <text:p text:style-name="P9"/>
      <text:p text:style-name="P9"/>
      <text:p text:style-name="P9"/>
      <text:p text:style-name="P9"/>
      <text:p text:style-name="Standard"/>
      <text:p text:style-name="Standard"/>
      <text:p text:style-name="Standard">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Standard"/>
      <text:p text:style-name="Standard">Such an island approached us now. If my navigation was true, we should be arriving at our first rallying point, where the fleet who went ahead of us first arrived. Its not the outermost island, that would have been too obvious, but close enough. </text:p>
      <text:p text:style-name="Standard"/>
      <text:p text:style-name="Standard">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Standard"/>
      <text:p text:style-name="Standard">Another squeak from above, one that warns of incoming has me and the rest of the crew pause and peer about. A lone figure is flying toward us from the island. Judging by the silhouette and wing form, a Awe is approaching. <text:s/></text:p>
      <text:p text:style-name="Standard"/>
      <text:p text:style-name="Standard">“That's one of ours.” Says my scoutmaster, having appeared by my side. “Whats the fool doing flying such a distance! He should have waited for us to get closer to the island, he's risking himself.”</text:p>
      <text:p text:style-name="Standard"/>
      <text:p text:style-name="Standard">The answer soon arrives with the 'Fool' Scout. A black Raven-eye like my scoutmaster. He manages to land nimbly enough and is brought before me. He's exhausted and panting, his wings quivering from exertion. My scoutmaster and him exchange a nod of familiarity. </text:p>
      <text:p text:style-name="Standard"/>
      <text:p text:style-name="Standard">“Captain! Are you the vanguard of reinforcements!?” He asks between breaths. “This location is not <text:soft-page-break/>safe! They watch this place, they will be coming!” </text:p>
      <text:p text:style-name="Standard"/>
      <text:p text:style-name="Standard">“Slow down, who is watching? Its just us.” I reply sternly, feeling confused.</text:p>
      <text:p text:style-name="Standard"/>
      <text:p text:style-name="Standard">“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Standard"/>
      <text:p text:style-name="Standard">There is another call from the crow-nest above. Ships spotted! Some have been hiding behind the island.</text:p>
      <text:p text:style-name="Standard"/>
      <text:p text:style-name="Standard">I grit my teeth and sigh deeply. From one tangle to another, the West-sea never failed to live up to its reputation. </text:p>
      <text:p text:style-name="Standard"/>
      <text:p text:style-name="P14">“FULL SAILS! Lets find our fleet.”</text:p>
      <text:p text:style-name="P14"/>
      <text:p text:style-name="P14"/>
      <text:p text:style-name="P14"/>
      <text:p text:style-name="P14"/>
      <text:p text:style-name="P14">We arrived well one time at the western point of Pale-rock. Impressive jagged cliffs decorated the end of the windswept cold island. </text:p>
      <text:p text:style-name="P14">Southeast from here lay the Wulf lands. It is strange to consider how close our nations lay to each other. But besides the somewhat calm east-sea the routes are long, roundabout and ever fraught with perils. </text:p>
      <text:p text:style-name="P14"/>
      <text:p text:style-name="P14"/>
      <text:p text:style-name="P14">This is the rendezvous, alas we are quite behind schedule! They should be here waiting for us.</text:p>
      <text:p text:style-name="P14"/>
      <text:p text:style-name="P14">We spend the day sailing around Pale-rock to the south side without seeing the trace of anybody. </text:p>
      <text:p text:style-name="P14">I start, with quite some frustration, realize we must have missed our window for the meeting. We are a few days late, but i'd hoped they would value our cooperation and try to stick around and wait longer. </text:p>
      <text:p text:style-name="P14"/>
      <text:p text:style-name="P14">I suppose there is also the chance something spooked or drove them off. But... despite my colored opinion of Wulfs. I am forced to admit it would take a lot to scare off a Wulf ship with a purpose. </text:p>
      <text:p text:style-name="P14"/>
      <text:p text:style-name="P14">Speaking of Wulfs. Keeper has arrived on deck to spy the horizon, mostly for show. He approaches me and I already know what he is going to say, so I cut him off before he finishes his first word. </text:p>
      <text:p text:style-name="P14"/>
      <text:p text:style-name="P14">“Yes, it appears we have missed our window.” I grunt. “Too many unforeseen delays. Perhaps we were even given too little time to begin with.” The excuse sits poorly in my mouth, I do not believe in it despite my own words. Its cheap to blame unfair circumstance. </text:p>
      <text:p text:style-name="P14"/>
      <text:p text:style-name="P14">Keeper nods, he sees my annoyance and offers a placating gesture.</text:p>
      <text:p text:style-name="P14"/>
      <text:p text:style-name="P14">“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4"/>
      <text:p text:style-name="P14">We wait around until sundown and then head out further westward and first light. <text:s/></text:p>
      <text:p text:style-name="P14"/>
      <text:p text:style-name="P14"/>
      <text:p text:style-name="P14"/>
      <text:p text:style-name="P14"/>
      <text:p text:style-name="P14">I took a tour around the ship “Attentive” to get my bearings of the vessel I was now to command and live on for some time to come. </text:p>
      <text:p text:style-name="P14"/>
      <text:p text:style-name="P14">It was larger then any ship we had in the east, yet the Admiral had stated it was an escort. I had seen some of the hulls under construction, the progress of the future was moving steadily on. It seemed that every time I returned to shore from a mission there was some new innovation and marvel to admire. </text:p>
      <text:p text:style-name="P14"/>
      <text:p text:style-name="P14">The ship had a sleek and slightly long look to it. Its forecastle was larger then the aft one. The forward bow overall was sturdy and the hull around it reinforced. If I had rammed Nipfangs ship with this in full-speed I got the impression I would have cleaved right through them and kept going. But although this ship had a ramming bow its purpose was to protect it in approach or pursuit, no deep-sea ship is ever built for ramming.</text:p>
      <text:p text:style-name="P14"/>
      <text:p text:style-name="P14">I'll have to study how the ship handles more closely later. </text:p>
      <text:p text:style-name="P14"/>
      <text:p text:style-name="P14">Despite the size of the ship, the holds below were cramped. Made worse by the amount of extra crew the ship was taking on for this journey. Crew would be sleeping in shifts and even officers were going to have to share quarters. I alone had a modest captains quarters for myself. I had to make sure the crew stayed happy and united in purpose. </text:p>
      <text:p text:style-name="P14"/>
      <text:p text:style-name="P14"/>
      <text:p text:style-name="P14"/>
      <text:p text:style-name="P15">Pouch absorb</text:p>
      <text:p text:style-name="P14"/>
      <text:p text:style-name="P14">The warm comforting embrace of a matrons pouch, its enough to bring an Awe back to her early childhood, when the world consisted of little more then the safe comforting cocoon of warmth and softness. Occasionally a soothing voice and purr would calm any other worries.</text:p>
      <text:p text:style-name="P14"/>
      <text:p text:style-name="P14">Such a place surrounds me now again. Its strangely become a place of familiarity, the scent of Elda is not unlike my own Matrons. The scent of rest and recuperation. It drifts me in and out of consciousness, making sure I stay still and asleep while my body burns away its malady or injury. I cant remember how I got here or what happened, it feels like it doesn't matter anymore, nothing matters anymore. My body is leaden, so tired. </text:p>
      <text:p text:style-name="P14">I feel a faint comforting rub along my back, gentle but firm.</text:p>
      <text:p text:style-name="P14"/>
      <text:p text:style-name="P15">You are safe now, rest. </text:p>
      <text:p text:style-name="P14"/>
      <text:p text:style-name="P14">Its just Elda is telling me everything is fine. I can rest a while longer. </text:p>
      <text:p text:style-name="P14"/>
      <text:p text:style-name="P14">It feels like im floating weightlessly inside her, held so firmly and deeply. Occasionally I make out the fate of her <text:soft-page-break/>walk as she carries me along. I hope im not a great inconvenience, but somehow im sure her pouch has wrapped itself tight around me, holding me close against her body, against her belly and hips to make sure I dont jostle around or get in the way. </text:p>
      <text:p text:style-name="P14"/>
      <text:p text:style-name="P14">I can hear her heartbeat from here and my own attunes itself with hers. I let the deep rest take me, focusing on each comforting beat to relax my worries and put aside my responsibilities. Someone else will deal with it while im gone. Elda is my matron now, my time is with her. </text:p>
      <text:p text:style-name="P14"/>
      <text:p text:style-name="P14"/>
      <text:p text:style-name="P14">“When will the captain be back to duty?” Glint the young Cadet asks from the doorway of the Groomery. </text:p>
      <text:p text:style-name="P14"/>
      <text:p text:style-name="P14">Elda had asked herself this very same question recently. But now the answer she had been worried about seemed clearer then ever. With a paw on rounded bulge in her lower abdomen, deep in her pouch, she feels the former captain slip away inside her ever deeper. Its past the point of return now, she had felt some hope when she sensed the Awe within her stir to the vigorous rubbing she had applied. But it seems Avolc had decided to not respond. </text:p>
      <text:p text:style-name="P14"/>
      <text:p text:style-name="P14">“Im afraid to say, that I think she might not.” Elda spoke softly in a professional calm voice. The cadet still squirmed on her feet in the doorway, unsure what to do with that information. <text:s/>She continued to make herself crystal clear.</text:p>
      <text:p text:style-name="P14">“Captain Avolc has been unable to recover from her injuries or treatment. She is now cycling from recovery mode to depth state. Im afraid she is lost to my hips, my dear.”</text:p>
      <text:p text:style-name="P14"/>
      <text:p text:style-name="P14">“Oh...” Cadet Glint, drummed her digits for a moment against her forearms. “Very well. Thank you for the information.” She responded curtly and turned to be off. She was ever ambitious and pragmatic that one. </text:p>
      <text:p text:style-name="P14"/>
      <text:p text:style-name="P14">One way or another, the ship would go on with other temporary leadership. </text:p>
      <text:p text:style-name="P14"/>
      <text:p text:style-name="P15">There are duties to fulfill. Expectations to fill. <text:s/></text:p>
      <text:p text:style-name="P14"/>
      <text:p text:style-name="P14">I cant waste more time here, as much as i'd like to. The rub is enough to stir me back to reality, to let the memories flood back. The ship must be in a disarray without me, those Awes cant do anything without a firm paw and steely gaze watching over them. </text:p>
      <text:p text:style-name="P14"/>
      <text:p text:style-name="P14">I wiggle and shift. The pouch responds and loosens its grip around me as I move. I am really quite snugly stuck in there, wrapped tight by the inner warmth of the pouch. I might be waking up too soon in my healing cycle, im not sure, but done is done. Constant wriggling seems to loosen things up steadily, enough for 2 pairs of paws to grab a hold of my feet and pull me back out. </text:p>
      <text:p text:style-name="P14"/>
      <text:p text:style-name="P14">“Welcome back to the living, Captain” Eldas voice purrs as im slightly blinded by the light, my head spinning dizzily. Part of my body aches and itches too, the parts that have been under heightened healing. </text:p>
      <text:p text:style-name="P14"/>
      <text:p text:style-name="P14">“H-how long was I out?” I ask huskily. My mouth is dry, im dehydrated, im given a cup of water before I need to ask.</text:p>
      <text:p text:style-name="P14"/>
      <text:p text:style-name="P14">“A bit too long Avolc. Honestly I was afraid we'd lost you, you would not stir no matter how I tried.” </text:p>
      <text:p text:style-name="P14"/>
      <text:p text:style-name="P14">“Couldnt you just have pulled me out?” I ask, sitting down to wait for my head to stop spinning. Fresh air was filling <text:soft-page-break/>my lungs, clearing my head little by little. </text:p>
      <text:p text:style-name="P14"/>
      <text:p text:style-name="P14">“Its not that easy, not without potential considerable damage to us both. As I explained before, frequent pouch treatments carry risk. Pheromones put you to slumber and activate your inner burn to heal swiftly. Do this too often however and its a slumber you wont recover from. The pouch will seal itself and you will... well.. be absorbed. “</text:p>
      <text:p text:style-name="P14"/>
      <text:p text:style-name="P14">I looked at Elda closely for a while. Had I relaxed I would have deepened with her. I suppose there are worse fates. But this means there will be no more pouch-cures for me on this trip. I finally nodded and excused myself, I was starting to feel ravenous. I'd fill my needs and see whats become of my ship while I was out of it. </text:p>
      <text:p text:style-name="P14"/>
      <text:p text:style-name="P14"/>
      <text:p text:style-name="P14"/>
      <text:p text:style-name="P14">--</text:p>
      <text:p text:style-name="P14"/>
      <text:p text:style-name="P14"/>
      <text:p text:style-name="P14"/>
      <text:p text:style-name="P14">The dreams came unbidden, working past exhaustion did not keep them away this time. </text:p>
      <text:p text:style-name="P14"/>
      <text:p text:style-name="P14">Green hills, fresh breezes, flowers and scents. Growing up alone with a whole countryside for yourself to run around in. The memories of home always seem to beckon unexpectedly. Of carefree days, free of responsibility. Solitude was both a blessing and a curse. </text:p>
      <text:p text:style-name="P14"/>
      <text:p text:style-name="P14">Melons face, innocent and eyes alight with wonder. She was like those she had stood before in the past. So many eager faces, hanging on your every word. Begging for more embellished story-book tales, whining about having to have to learn the numbers and letters. How she had loved them.</text:p>
      <text:p text:style-name="P14"/>
      <text:p text:style-name="P14">But... she had left it all behind. When she could not face those faces with a smile. Looking back, she had seemed a bit unreasonable about it. But it had been all or nothing. So here she was. </text:p>
      <text:p text:style-name="P14"/>
      <text:p text:style-name="P14"/>
      <text:p text:style-name="P14">---</text:p>
      <text:p text:style-name="P14"/>
      <text:p text:style-name="P14">“I am ready” I announced confidently. I felt the call of the challenge. Only the best were assigned to the west-sea fleet. I was now one of them. </text:p>
      <text:p text:style-name="P14"/>
      <text:p text:style-name="P14">“Very good, captain! I realize this might have been a bit much to take in.” The Grand-Admiral sat down opposite me and studied me closely. A bundle of pages in her paw. <text:s/>“You have a fire in you, I can see that. I will send you out there if you truly feel you're up for it. <text:s/></text:p>
      <text:p text:style-name="P14">But you've been to sea nearly non-stop for 10 years now. You are well within your right to turn this down, have a mid-retirement. Make a family. I understand it that you've had no younglings yet.”</text:p>
      <text:p text:style-name="P14"/>
      <text:p text:style-name="P14">“I... I've been down that path. It was not for me. This is more important.” I don't want to miss this opportunity. Or let other thoughts distract me. </text:p>
      <text:p text:style-name="P14"/>
      <text:p text:style-name="P16">“Very well. You are an career-Awe not unlike myself. Welcome to the West-Seas Captain Avolc!”</text:p>
      <text:p text:style-name="P14"><text:soft-page-break/></text:p>
      <text:p text:style-name="P14">“Can I ask you a personal question Captain?” Elda suddenly and quietly changed the subject. </text:p>
      <text:p text:style-name="P14"/>
      <text:p text:style-name="P14">“Ask away Elda. We'll see about the answer though.”</text:p>
      <text:p text:style-name="P14"/>
      <text:p text:style-name="P14">“You are nearing your mid-years and as far as I understand you're still childless. Have you put the idea of children aside?” </text:p>
      <text:p text:style-name="P14"/>
      <text:p text:style-name="P14">I sighed audibly. It seems every matron is intent on asking these questions. </text:p>
      <text:p text:style-name="P14"/>
      <text:p text:style-name="P14">“Do you have to know this? My reasons are my own and this has nothing to do with my captaincy. I dont need any family-planning counseling at this stage.” I answered guardedly. Elda just seemed to chuckle ruefully, amused by my consternation. </text:p>
      <text:p text:style-name="P14"/>
      <text:p text:style-name="P14">“Its our duty to pester about these things Captain. But it would help me understand you better.”</text:p>
      <text:p text:style-name="P14"/>
      <text:p text:style-name="P14">“My reasons are my own Elda. I'd rather keep them to myself. ” I sighed and crossed my arms, determined. Elda did not push but instead backed away, her grooming complete. My coat did look better and felt cleaner. It was not all for nothing. </text:p>
      <text:p text:style-name="P14"/>
      <text:p text:style-name="P14">“Very well, we're all done here then. I'll see you again soon captain.”</text:p>
      <text:p text:style-name="P14"/>
      <text:p text:style-name="P14"/>
      <text:p text:style-name="P14"/>
      <text:p text:style-name="P14">“I used to be a teacher you know. Or I was learning to be. I was among younglings every day. I was a single-born cub, had no direct siblings. I was not unhappy, I liked it. But among all these boisterous young, I began to realize the kind of family I missed out on growing up.”</text:p>
      <text:p text:style-name="P14"/>
      <text:p text:style-name="P14">Elda remained silent, though she seemed done with her grooming she brushed as I talked. </text:p>
      <text:p text:style-name="P14"/>
      <text:p text:style-name="P14">“I didn't consider making my own yet, not that young, not until I suddenly met him... The right one. I was swept off my feet, they were so capable and confident. I rushed head-long into it, raising a large family was now all I wanted to do.” I paused, old bitterness welling back. Like bile in the back of the mouth. Frustration I had thought forgotten. Elda suddenly brings me back to reality and comfort with soft strokes. </text:p>
      <text:p text:style-name="P14"/>
      <text:p text:style-name="P14">“Oh child, you are barren, aren't you?” <text:s/>She cut right to it, able to see right through me. I found myself relieved that she did, no dancing around a subject usually so taboo among Awes. I nod quietly in response. I do not feel grief. Elda spoke.</text:p>
      <text:p text:style-name="P14"/>
      <text:p text:style-name="P14">“We live in a strange society Avolc. We build our society around enabling every female to practice her right to raise a family safely with all the protection, well-fare and support they need. But for those who cant we pay no heed and politely leave ignored.”</text:p>
      <text:p text:style-name="P14"/>
      <text:p text:style-name="P14">There was a quiet pause between us. There was not more else to say. </text:p>
      <text:p text:style-name="P14">“Us Matrons must be insufferably insensitive at times. I apologize for pestering you about this.” Elda backed away. <text:soft-page-break/>My coat felt fresh and clean. We bid our farewells. It was the first time I seen Elda a little stumped.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Battle additions.</text:p>
      <text:p text:style-name="P14"/>
      <text:p text:style-name="P14">Charge -&gt;</text:p>
      <text:p text:style-name="P14">Ram them. </text:p>
      <text:p text:style-name="P14"/>
      <text:p text:style-name="P14">Avolc aims ship straight for the enemy ship and smashed into them. </text:p>
      <text:p text:style-name="P14"/>
      <text:p text:style-name="P14">Join the fray. </text:p>
      <text:p text:style-name="P14">In the melee that ensues she chooses to join the thick of it.</text:p>
      <text:p text:style-name="P14">Direct the battle.</text:p>
      <text:p text:style-name="P14">Avolc directs the battle from safety. </text:p>
      <text:p text:style-name="P14"/>
      <text:p text:style-name="P14">Both still lead to injury. </text:p>
      <text:p text:style-name="P14"/>
      <text:p text:style-name="P14">Shoot the boarding hooks. </text:p>
      <text:p text:style-name="P14"/>
      <text:p text:style-name="P14">&lt;Already written boarding&gt;</text:p>
      <text:p text:style-name="P14"/>
      <text:p text:style-name="P14"/>
      <text:p text:style-name="P14">Manouver. (and range)</text:p>
      <text:p text:style-name="P14"/>
      <text:p text:style-name="P14">Change it into being more desperate exchange. </text:p>
      <text:p text:style-name="P14"/>
      <text:p text:style-name="P14">Trust Ulv – Explosion <text:s/>(Injury)</text:p>
      <text:p text:style-name="P14"/>
      <text:p text:style-name="P14"/>
      <text:p text:style-name="P14"/>
      <text:p text:style-name="P14"/>
      <text:p text:style-name="P14"/>
      <text:p text:style-name="P14"/>
      <text:p text:style-name="P14"><text:soft-page-break/>We are almost upon them now, the attentive charging head-long toward them. We had wind in our backs and high speed. There are seconds to choose action. </text:p>
      <text:p text:style-name="P14"/>
      <text:p text:style-name="P14">Arn: “I hope you're not thinking what I think you're thinking!”</text:p>
      <text:p text:style-name="P14"/>
      <text:p text:style-name="P14">“Brace for impact! Prepare to secure sails! Prepare your spears!” I yell, almost gleefully as I directed our ship to head straight for them. It was time to put our armored ramming bow to the test, Admiralty book of tactics be damned!</text:p>
      <text:p text:style-name="P14"/>
      <text:p text:style-name="P14">'The Attentive' dove headlong towards the enemy ship. I heard them fire once. 'Thoooom', loud now that we were so close, the armor made another loud clang and this time I saw a piece of it rip away and hurtle off. They did not have time for a second shot as they realized our intent and started turning avoid impact. But too late.</text:p>
      <text:p text:style-name="P14"/>
      <text:p text:style-name="P14">“Brace!” I shouted and the ship did a grinding crash. We did not quite hit their side head on, which was good in some ways. Crew who did not hold on properly tumbled across deck, but the worst of it was felt by the enemy as their somewhat smaller and lighter ship rocked backwards violently, almost looking like it would capsize for a second before turning back upright. I saw Gators and crew tossed violently about and I heard their hull clearly crack from impact. </text:p>
      <text:p text:style-name="P14"/>
      <text:p text:style-name="P14">Wood ground against wood as our ships pressed up against each-other. There was a moment of brief stand-still as everyone recovered, then the melee started. Somehow their captain had prepared them enough for this outcome. Hulking green-scaled gators hissed and growled as they rushed onto our ships mid-deck. Trying to overwhelm us before we were ready. </text:p>
      <text:p text:style-name="P14"/>
      <text:p text:style-name="P14">Awes still forming battle-lines are pushed back. Raptorians emerging from their mustering point below deck are engaged one by one as they emerge from the tight passage. </text:p>
      <text:p text:style-name="P14"/>
      <text:p text:style-name="P14"/>
      <text:p text:style-name="P14">Lead from the front</text:p>
      <text:p text:style-name="P14"/>
      <text:p text:style-name="P14">I hesitate only for a moment before leaping toward where the fighting is the toughest. The gators are stronger and larger then my brave soldiers. They hack with brute strength, wielding blunt cleavers and heavy halberds and force their foes backwards. Its easy to forget your training when pressed by such a force. </text:p>
      <text:p text:style-name="P14"/>
      <text:p text:style-name="P14">But as I join the lines with my sword drawn I shout and lead by example. They lack our discipline, our lines can flex and as a gators size can be their detriment, as they press forward we can surround them swiftly and take them down or force them back.</text:p>
      <text:p text:style-name="P14"/>
      <text:p text:style-name="P14">I stand wing to wing with Garsch. He motions his wing against mine, preparing me a moment before lunging forward and slicing at the claws gripping a weapon so I can follow suit only half a breath later to jab my weapon in another weak-spot. </text:p>
      <text:p text:style-name="P14"/>
      <text:p text:style-name="P14">Nearby I spot the Raptorians starting to come into their own as fighting now is pushed back toward the enemy deck. Halberds with pointy ends can efficiently hold back a Raptorian or two, but we have more then a few and these are trained in the art of war. I glimpse a Raptorian leaping across the air, having jumped off the crouched <text:soft-page-break/>back of a companion to hurtle himself over or on top of the line of gators that thought they could form up an impromptu phalanx and hold them back. That line quickly crumbled as more Raptorians follow suit or rush into the gaps. Loud snarls and terrifying roars betray the inevitable outcome of the rest of that out of sight skirmish. It seems soon we'll have them all routed. </text:p>
      <text:p text:style-name="P14"/>
      <text:p text:style-name="P14">A desperate wing motion to my right tries to warn me but too late. My attention had been elsewhere for too long. A desperate backhand swing aimed at the Awes to my right swishes the air toward me. Its too late to dodge, I put up my sword to block. I don't remember the impact. </text:p>
      <text:p text:style-name="P14"/>
      <text:p text:style-name="P14">Lead from the back</text:p>
      <text:p text:style-name="P14"/>
      <text:p text:style-name="P14">I fight the urge to dive into the fight. At this point my troops need direction rather then direct encouragement. </text:p>
      <text:p text:style-name="P14">The gators are stronger and larger then my brave soldiers. They hack with brute strength, wielding blunt cleavers and heavy halberds and force their foes backwards. Its easy to forget your training when pressed by such a force. </text:p>
      <text:p text:style-name="P14"/>
      <text:p text:style-name="P14">I steel my voice to be overheard, standing upon the stern over the main fighting on the mid-deck. The fighting is thick below me, I see Officer Garsch holding things together, maintaining a disciplined line, buckling and pushing where it needs to. Gators seem to lack our discipline and leadership, our lines can flex and as a gators size can be their detriment, as they press forward we can surround them swiftly and take them down or force them back.</text:p>
      <text:p text:style-name="P14"/>
      <text:p text:style-name="P14">Awes keep flooding the deck from below, I shout for for a Low-officer to take charge of a section of them and flank around the fore-deck. Another I direct to relieve a hard-pressed squad down center and a third I shout to take position behind the Raptorians who are starting to come into their own. <text:s/></text:p>
      <text:p text:style-name="P14"/>
      <text:p text:style-name="P14">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impromptu phalanx and hold them back. That line quickly crumbled as more Raptorians follow suit or rush into the gaps.</text:p>
      <text:p text:style-name="P14"/>
      <text:p text:style-name="P14">Chomping jaws and heavy smack of blunt armored tails amidst a chorus of snarling and roaring make short work of the Gators rear lines as we start to drive them back toward their own ship. I am glad the Raptorians are on our side, few as they are, they are a ferocious force. <text:s/></text:p>
      <text:p text:style-name="P14"/>
      <text:p text:style-name="P14">“Captain!” A voice calls out in warning. I turn in time to see a hurtling weapon, a crude cleaver, having been tossed toward me. <text:s/>There is little time to dodge, I try to deflect it with my sword but my injury comes to haunt me, there is no strength in my arm. The impact is hard enough to knock me over. And soon painful. </text:p>
      <text:p text:style-name="P14"/>
      <text:p text:style-name="P14">And manage to angle my body away, the hurtling cleaver just misses me and knocks my sword out of my paws from the force of it. My paw stings but im no worse for wear.</text:p>
      <text:p text:style-name="P14"/>
      <text:p text:style-name="P14">As I return my eyes back to the battle the pirates are in full retreat, now merely working on holding off my troops. Both ships give a great shudder as they manage to dislodge themselves from us. I see Officer-Garsch quickly calling anyone back before they are stranded on the pirate ship. </text:p>
      <text:p text:style-name="P14"/>
      <text:p text:style-name="P14">Before I can call for any order of pursuit or even begin to consider the manner Officer Tick, in charge of ship <text:soft-page-break/>maintinance hurries up to my side. He's soaked through and dripping of sea-water. He looks like he's been waiting for this opportunity.</text:p>
      <text:p text:style-name="P14"/>
      <text:p text:style-name="P14">“Captain, we have several leaks! Unless you want our supplies flooded and ruined its crucial we stop and repair.”</text:p>
      <text:p text:style-name="P14"/>
      <text:p text:style-name="P14">I watch the pirates hoist their sails and make a break for it. The side of their ship is in tatters from our ram. They would easy to pursue, they could not get far. Infact im surprised they are not sinking already. </text:p>
      <text:p text:style-name="P14"/>
      <text:p text:style-name="P14">But our mission has to come first. </text:p>
      <text:p text:style-name="P14"/>
      <text:p text:style-name="P14">“Stand down!” I cry out. The battle was over. </text:p>
      <text:p text:style-name="P14"/>
      <text:p text:style-name="P14"/>
      <text:p text:style-name="P14">We had beat them back. They had retreated. </text:p>
      <text:p text:style-name="P14"/>
      <text:p text:style-name="P14">After I had taken the hit in the fight we had pushed them all the way back to their own deck. But the pirates had not let themselves be captured. In the chaos of battle the ships had started to float apart as our connection was cut loose. </text:p>
      <text:p text:style-name="P14"/>
      <text:p text:style-name="P14">Garsch, the officer commanding the troops at the time, scratched at his old face-gash and looked somewhat sullen as he spoke of the event. </text:p>
      <text:p text:style-name="P14"/>
      <text:p text:style-name="P14">“It happened fast, the ships suddenly floating apart. The fight went out of them when we started to push in on their deck and nearing those thunder-weapons, we did what we could to try to mess them up. I had to ensure we were not trapped and outnumbered on our ship, most were holding defensive positions. So I pulled everyone back.” The rugged officer sighed. “I think in doing so we missed our chance in securing the enemy ship. I take full responsibility.” <text:s/>The officer sat a bit firmer at attention.</text:p>
      <text:p text:style-name="P14"/>
      <text:p text:style-name="P14">I had to grin wryly. I did not really blame him for the outcome, unfortunate as it was. </text:p>
      <text:p text:style-name="P14"/>
      <text:p text:style-name="P14">“So they just fled? We made no attempt to pursue?” <text:s/>I looked to the other officers. Arn in particular. </text:p>
      <text:p text:style-name="P14"/>
      <text:p text:style-name="P14">“The ship was in bad condition as it was and so were you. Even if we had tried to catch them, our sails were in a bad condition.” Arn replied calmly. <text:s/>“As Garsch pointed out, their weapons were disabled. So they were no longer a threat.” </text:p>
      <text:p text:style-name="P14"/>
      <text:p text:style-name="P14">“Did you come to that conclusion before or after they did not turn around to continue fire upon us?” I chided and frowned. But I knew I was being needlessly moody, my hunger making my cranky. I waved away his attempt at excuses. </text:p>
      <text:p text:style-name="P14"/>
      <text:p text:style-name="P14">“What matters is that we came out of this encounter in one piece. I saw the battle, they were better prepared and armed then any reports of this sea have told of. How has the ship held together?”</text:p>
      <text:p text:style-name="P14"/>
      <text:p text:style-name="P14">“Tick reported none of the damage received is critical, they have already plugged the worst of the breaches." Arn spoke gruffly, finally speaking up. "But he very firmly pointed out that we nearly bit the rot on this one."</text:p>
      <text:p text:style-name="P14"><text:soft-page-break/></text:p>
      <text:p text:style-name="P14">The scout-master who had been lurking quietly on-foot in a corner spoke up.<text:line-break/><text:line-break/>“We tried to follow the ship for as long as we could, but whenever we got too close they sent their fliers to meet us. They were last seen sailing north-west, we lost sight of them at night.”<text:line-break/><text:line-break/>The room was silent a while. Everyone had reported what they could and i felt sufficiently up to speed. I could not deny my raging appetite any longer, this broth could not fill the deep pit in my stomach that the pouch-cure seemed to have made. </text:p>
      <text:p text:style-name="P14"/>
      <text:p text:style-name="P14">“Prisoners?” I ventured with this in mind. </text:p>
      <text:p text:style-name="P14"/>
      <text:p text:style-name="P14">Garsch shook his head, indicating none alive remained. “A few grunts. The ones we captured had nothing to say nor seemed to understand our speech or Trade-tongue. They were lotted out accordingly.” Yet still Garsch seemed to miss the distinct shape of one who had a large meal recently. He must have omitted his lot to someone else. <text:line-break/><text:line-break/>"Dismissed then, good work everyone." I muttered, before my officers started to look too delectable.</text:p>
      <text:p text:style-name="P14"/>
      <text:p text:style-name="P14"/>
      <text:p text:style-name="P14"/>
      <text:p text:style-name="P14">Debriefing. </text:p>
      <text:p text:style-name="P14"/>
      <text:p text:style-name="P14">My officers sat assembled for the debriefing. At least the ones still around or who I were not immediately needed elsewhere. They were a motley dirty and fur-fluffed bunch, all in some way showing signs of battle and stress. Some were injured, although lightly, others had a haunted post-battle look too them. But they were well-trained, they all had kept their composure where lesser Awes would have curled up to hide. </text:p>
      <text:p text:style-name="P14"/>
      <text:p text:style-name="P14">An iron ball stood upon the table, a recovered projectile of what they had been shooting at us.</text:p>
      <text:p text:style-name="P14"/>
      <text:p text:style-name="P14">“We have driven them off and it looks like they are in retreat.” I spoke calmly. “I have chosen not to pursue. Our main objectives lie elsewhere and it feels ever more important we reach the fleet.” No one objects to my decision. I did not expect them too. “How is the ship? Will we have problems reaching Thousand Islands?”</text:p>
      <text:p text:style-name="P14"/>
      <text:p text:style-name="P14">Tick, my ship maintenance officer looked soaked and like he'd rather be elsewhere and I understood his need. This was the time his expertise and leadership over repair would be needed the most. </text:p>
      <text:p text:style-name="P14"/>
      <text:p text:style-name="P14">“'The Attentive' has sustained damage, but only one of the 'Impacts' were critical and at water level. We took in some water but the breach has been fixed.” Tick responded speed rapid and impatient while fidgeting with one of his measuring tools. </text:p>
      <text:p text:style-name="P14"/>
      <text:p text:style-name="P14">“It sounds like the ship stood up well in her first battle against these unknown thunder-weapons.” I ventured optimistically, rolling the iron ball under my paw, it was heavy. I had expected much worse news. </text:p>
      <text:p text:style-name="P14"/>
      <text:p text:style-name="P14">“Oh, I think that might be some credit to luck, our foes choice of targets or lack of aim. Save for our armored ramming-bow, we CANNOT take sustained fire like that. Captain, I advice we take flight if we encounter such a <text:soft-page-break/>threat again.” Tick spoke harshly. It was out of order for him to recommend action like that, but I saw it was out of genuine concern then cowardice. </text:p>
      <text:p text:style-name="P14"/>
      <text:p text:style-name="P14">“Noted, but we are not out here to flee our foes at first sight. We are a warship.” I turned towards Mirr, our crew-officer. </text:p>
      <text:p text:style-name="P14"/>
      <text:p text:style-name="P14">“How is the crew, what are our casualties?” </text:p>
      <text:p text:style-name="P14"/>
      <text:p text:style-name="P14">Mirr had a distant look on her face, the fur on her paws were faintly crimson. She blinked once and locked her eyes with mine. </text:p>
      <text:p text:style-name="P14"/>
      <text:p text:style-name="P14">“Confused, dazed, but focused on their tasks. We have 50 reported injured, most of them light. 23 have turned to the spirits or missing.”</text:p>
      <text:p text:style-name="P14"/>
      <text:p text:style-name="P14">I drummed my paws on the table. I knew this would happen, but it was never easy to hear. I did not let the silence stretch for too long. I turned to Nyxie.</text:p>
      <text:p text:style-name="P14"/>
      <text:p text:style-name="P14">“Maintain course westward. How long until we are in sight of the first isles?”</text:p>
      <text:p text:style-name="P14"/>
      <text:p text:style-name="P14">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text:p text:style-name="P14"/>
      <text:p text:style-name="P14"><text:line-break/>Arn sat silently, face a brooding mask and hard to read. He seemed to have little to add to the table. </text:p>
      <text:p text:style-name="P14"/>
      <text:p text:style-name="P14"/>
      <text:p text:style-name="P14">“We've made out escape and they have ceased their pursuit.” I felt tense. Out first encounter and battle had been a disaster. A part of me wanted to turn around for a second round. But our mission had to come first. Their weapons were too much of a uncertainty. I met the gaze of my officers. “We are continuing on with our objectives.”</text:p>
      <text:p text:style-name="P14"/>
      <text:p text:style-name="P14">Arn sat silently, face a brooding mask and hard to read. It was partly thanks to him that we made out escape, he managed to coordinate the sails and crew in the masts to give us maximum speed. But he seemed to have little to say or add to the table. </text:p>
      <text:p text:style-name="P14"/>
      <text:p text:style-name="P14"/>
      <text:p text:style-name="P14"/>
      <text:p text:style-name="P14">Desperate attack success debrief:</text:p>
      <text:p text:style-name="P14"/>
      <text:p text:style-name="P14">Its a dejected, ruffled and worn out selection of Awes sitting around the conference table of our briefing room. </text:p>
      <text:p text:style-name="P14">The battle had taken a lot out of everyone, around the ship before assembling everyone here the scene had been <text:soft-page-break/>the same all around. Slumped and worn, Awes trying to recover their senses and will to move from hard battle we just faced. </text:p>
      <text:p text:style-name="P14"/>
      <text:p text:style-name="P14">I feel the weight of fatigue myself and my coat is uncomfortably wet still. I wish for nothing more then to sleep under the sun and get dry. Still, as the commander of this crew, there is little time to relax. Especially now. </text:p>
      <text:p text:style-name="P14"/>
      <text:p text:style-name="P14">I thud the table loudly with a large iron ball recovered from the side of the ship. A projectile of the Thunderweapons fired at us. It startles most at attendance and their eyes seem to focus and turn toward me. </text:p>
      <text:p text:style-name="P14"/>
      <text:p text:style-name="P14">“We won.” I state calmly. “We faced a new threat but we perservered and won. Thats what matters right now.” I look at my officers, each in turn. “Now we must pick up the pieces and move on. Tick, how is the ship?”</text:p>
      <text:p text:style-name="P14"/>
      <text:p text:style-name="P14">Tick, my ship maintinance officer looked haggard, soaked and like he'd rather be elsewhere. The debriefing had to wait on him to arrive and be able to attend for a minute. He had a lot of work to do around the ship. He got straight to the point. </text:p>
      <text:p text:style-name="P14"/>
      <text:p text:style-name="P14">“We've suffered extreme damage. We are literally picking up the pieces you've mentioned in some places. But we are afloat and I should be able to keep us that way. Most breaches are clean and the serious ones were plugged before we flooded.” Tick was fidgeting with his measuring tool while he spoke. It was rare to see him so animated and outspoken. </text:p>
      <text:p text:style-name="P14"/>
      <text:p text:style-name="P14">“Im glad to hear this. “The Attentive” is tough and stood up well against tehse unknown thunder-weapons it seems. We'll be able to carry on to Thousand islands then I assume?”</text:p>
      <text:p text:style-name="P14"/>
      <text:p text:style-name="P14">Tick frowned and looked unhappy. </text:p>
      <text:p text:style-name="P14"/>
      <text:p text:style-name="P14">“We should make it there, but we'll need repairs that cant be done at open sea. I credit our survival to luck and our foes lack of good aim. Just because we survived, I must be clear, we CANNOT take sustained fire like that. Captain, I advice we take flight if we encounter a threat again.”</text:p>
      <text:p text:style-name="P14"/>
      <text:p text:style-name="P14">“Noted” I replied, displeased by his outburst. He was out of line, but I understood his concern and let it slide. I turned toward Mirr. </text:p>
      <text:p text:style-name="P14"/>
      <text:p text:style-name="P14">“How are the crew, what are our casualties?”</text:p>
      <text:p text:style-name="P14"/>
      <text:p text:style-name="P14"><text:s/>Mirr had a distant look on her face, the fur on her paws were faintly crimson. She blinked once and locked her eyes with mine. </text:p>
      <text:p text:style-name="P14"/>
      <text:p text:style-name="P14">“Exhausted, demoralized and near breaking. There are more injured then uninjured and i've yet to assertain how many we lost but I estimate up to 40.”</text:p>
      <text:p text:style-name="P14"/>
      <text:p text:style-name="P14">I drummed my paw on the table, the news stung. The battle had been a disaster. But we were still alive. I turned to Nyxie. </text:p>
      <text:p text:style-name="P14"/>
      <text:p text:style-name="P14">“Maintain course westward. How long until we are in sight of the first isles?”</text:p>
      <text:p text:style-name="P14"><text:soft-page-break/></text:p>
      <text:p text:style-name="P14">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12-21T22:52:35.25</dc:date>
    <meta:editing-duration>P12DT4H14M32S</meta:editing-duration>
    <meta:editing-cycles>124</meta:editing-cycles>
    <meta:generator>OpenOffice/4.1.3$Win32 OpenOffice.org_project/413m1$Build-9783</meta:generator>
    <meta:document-statistic meta:table-count="0" meta:image-count="0" meta:object-count="0" meta:page-count="70" meta:paragraph-count="1081" meta:word-count="31965" meta:character-count="175032"/>
  </office:meta>
</office:document-meta>
</file>